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3pt" fo:font-weight="bold" style:font-name-asian="TrebuchetMS" style:font-size-asian="13pt" style:font-weight-asian="bold" style:font-name-complex="TrebuchetMS" style:font-size-complex="13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" style:family="paragraph" style:parent-style-name="Standard" style:list-style-name="">
      <style:paragraph-properties fo:margin-top="0in" fo:margin-bottom="0.0972in" style:line-height-at-least="0.222in" fo:text-align="start" style:justify-single-word="false" style:text-autospace="none"/>
      <style:text-properties style:use-window-font-color="true" style:font-name="TrebuchetMS" fo:font-size="13pt" fo:font-weight="bold" style:font-name-asian="TrebuchetMS" style:font-size-asian="13pt" style:font-weight-asian="bold" style:font-name-complex="TrebuchetMS" style:font-size-complex="13pt" style:font-weight-complex="bold"/>
    </style:style>
    <style:style style:name="P8" style:family="paragraph" style:parent-style-name="Standard" style:list-style-name="">
      <style:paragraph-properties fo:margin-top="0in" fo:margin-bottom="0.0972in" style:line-height-at-least="0.222in" fo:text-align="start" style:justify-single-word="false" style:text-autospace="none"/>
    </style:style>
    <style:style style:name="P9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T1" style:family="text">
      <style:text-properties style:use-window-font-color="true" style:font-name="TrebuchetMS" fo:font-size="13pt" fo:font-weight="bold" style:font-name-asian="TrebuchetMS" style:font-size-asian="13pt" style:font-weight-asian="bold" style:font-name-complex="TrebuchetMS" style:font-size-complex="13pt" style:font-weight-complex="bold"/>
    </style:style>
    <style:style style:name="T2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fo:color="#2f2f2f" style:font-name="TrebuchetMS" fo:font-size="13pt" fo:font-weight="bold" style:font-name-asian="TrebuchetMS" style:font-size-asian="13pt" style:font-weight-asian="bold" style:font-name-complex="TrebuchetMS" style:font-size-complex="13pt" style:font-weight-complex="bold"/>
    </style:style>
    <style:style style:name="T5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resso Nightcap with Vanilla Whipped Cream</text:p>
      <text:p text:style-name="P5">Serves: <text:span text:style-name="T3">4 servings</text:span></text:p>
      <text:p text:style-name="P3"/>
      <text:p text:style-name="P2">Ingredients</text:p>
      <text:p text:style-name="P8"><text:a xlink:type="simple" xlink:href="http://www.foodterms.com/encyclopedia/espresso/index.html"><text:span text:style-name="T4">Espresso</text:span></text:a><text:span text:style-name="T1"> Nightcap:</text:span></text:p>
      <text:p text:style-name="P10">1 1/4 cups whole milk</text:p>
      <text:p text:style-name="P10">1/2 cup heavy cream</text:p>
      <text:p text:style-name="P10">1 1/4 cups espresso</text:p>
      <text:p text:style-name="P11"><text:span text:style-name="T2">1 cup amaretto </text:span><text:a xlink:type="simple" xlink:href="http://www.foodterms.com/encyclopedia/liqueur/index.html"><text:span text:style-name="T5">liqueur</text:span></text:a></text:p>
      <text:p text:style-name="P10"/>
      <text:p text:style-name="P7">Vanilla Whipped Cream:</text:p>
      <text:p text:style-name="P10">1/2 cup whipping cream</text:p>
      <text:p text:style-name="P10">2 tablespoons powdered sugar</text:p>
      <text:p text:style-name="P11"><text:span text:style-name="T2">1 teaspoon pure </text:span><text:a xlink:type="simple" xlink:href="http://www.foodterms.com/encyclopedia/extracts/index.html"><text:span text:style-name="T5">vanilla extract</text:span></text:a></text:p>
      <text:p text:style-name="P11"><text:span text:style-name="T5"/></text:p>
      <text:p text:style-name="P2">Directions</text:p>
      <text:p text:style-name="P9"><text:span text:style-name="T2">For the Espresso Nightcap: Combine the milk, heavy cream, espresso, and </text:span><text:a xlink:type="simple" xlink:href="http://www.foodterms.com/encyclopedia/amaretto/index.html"><text:span text:style-name="T5">amaretto</text:span></text:a><text:span text:style-name="T2"> liqueur, in a medium </text:span><text:a xlink:type="simple" xlink:href="http://www.foodterms.com/encyclopedia/saucepan/index.html"><text:span text:style-name="T5">saucepan</text:span></text:a><text:span text:style-name="T2">. Place over low heat, stirring constantly until hot but not boiling, about 3 to 5 minutes.</text:span></text:p>
      <text:p text:style-name="P6">For the Vanilla Cream: In a large mixing bowl, beat the cream until thick Add the powdered sugar and vanilla. Continue to beat until cream holds soft peaks.</text:p>
      <text:p text:style-name="P9"><text:span text:style-name="T2">To serve: Pour the Espresso Nightcap into 4 (8-ounce) mugs. Dollop with the Vanilla </text:span><text:a xlink:type="simple" xlink:href="http://www.foodterms.com/encyclopedia/cream/index.html"><text:span text:style-name="T5">Whipped Cream</text:span></text:a><text:span text:style-name="T2"> and serve immediately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10T17:23:09</meta:creation-date>
    <meta:document-statistic meta:table-count="0" meta:image-count="0" meta:object-count="0" meta:page-count="1" meta:paragraph-count="16" meta:word-count="126" meta:character-count="762"/>
    <dc:date>2011-08-10T17:24:22</dc:date>
    <dc:creator>Robert Houk</dc:creator>
    <meta:editing-duration>PT00H01M14S</meta:editing-duration>
    <meta:editing-cycles>1</meta:editing-cycles>
    <meta:generator>OpenOffice.org/3.2$Unix OpenOffice.org_project/320m18$Build-9502</meta:generator>
  </office:meta>
</office:document-meta>
</file>